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WVS v0.30.14</text:p>
      <text:p text:style-name="Standard"/>
      <text:p text:style-name="Standard"><text:s/></text:p>
      <text:p text:style-name="Standard">Requirements:</text:p>
      <text:p text:style-name="Standard">WVS requires Windows 2000 or XP.</text:p>
      <text:p text:style-name="Standard">Although MS Vista is functional on MS Vista it is not supported by the developers.</text:p>
      <text:p text:style-name="Standard"/>
      <text:p text:style-name="Standard">Media players supported:</text:p>
      <text:p text:style-name="Standard">Winamp 5.30 or later</text:p>
      <text:p text:style-name="Standard">MediaMonkey 3</text:p>
      <text:p text:style-name="Standard">AIMP 2</text:p>
      <text:p text:style-name="Standard">XMPlay 3.4.2.18 or later</text:p>
      <text:p text:style-name="Standard"/>
      <text:p text:style-name="Standard"/>
      <text:p text:style-name="Standard"/>
      <text:p text:style-name="Standard"/>
      <text:p text:style-name="Standard"/>
      <text:p text:style-name="Standard">Before installing:</text:p>
      <text:p text:style-name="Standard">As other G15 media plug-ins are known to conflict with WVS they should be disabled.</text:p>
      <text:p text:style-name="Standard">Exit the media player before running the installer.</text:p>
      <text:p text:style-name="Standard"/>
      <text:p text:style-name="Standard"/>
      <text:p text:style-name="Standard">Winamp:</text:p>
      <text:p text:style-name="Standard">Download wvs_03011-winamp-setup.exe then install to 'Winamp/Plugins' directory.</text:p>
      <text:p text:style-name="Standard">In Winamp's Preferences -&gt; Plug-ins; put a tick beside "Auto execute visualization plug-in on playback".</text:p>
      <text:p text:style-name="Standard">Also in Preferences -&gt; Plug-ins -&gt; Visualisations; select "vis_wamp.dll".</text:p>
      <text:p text:style-name="Standard">On restarting Winamp for the first time, WVS may throw a pop-up indicating that it can not find a .dll.</text:p>
      <text:p text:style-name="Standard">This is normal and expected, if, and as long as the above instructions have been followed the pop-up will not reappear.</text:p>
      <text:p text:style-name="Standard"/>
      <text:p text:style-name="Standard">AIMP2:</text:p>
      <text:p text:style-name="Standard">Download wvs_03011-aimp-setup.exe then install to 'Aimp2/Plugins' directory.</text:p>
      <text:p text:style-name="Standard">In AIMP ensure vis_wvs.svp is activated by placing it in the right hand column of the Plugins configuration screen.</text:p>
      <text:p text:style-name="Standard">Deselecting either vis_wvs.svp or gen_wamp.dll will crash AIMP and WVS, so don't do it!</text:p>
      <text:p text:style-name="Standard"/>
      <text:p text:style-name="Standard">MediaMonkey:</text:p>
      <text:p text:style-name="Standard">Download wvs_03011-mediamonkey-setup.exe then install to 'MediaMonkey/Plugins' directory.</text:p>
      <text:p text:style-name="Standard">With MediaMonkey the visualization can be manually initiated by clicking the 'Vis' icon.</text:p>
      <text:p text:style-name="Standard"/>
      <text:p text:style-name="Standard">XMPlay:</text:p>
      <text:p text:style-name="Standard">Download wvs_03011-xmplay-setup.exe then install in to the XMPlay directory.</text:p>
      <text:p text:style-name="Standard"/>
      <text:p text:style-name="Standard">For XMPlay, WVS must be manualy started via the DSP dialog. This may change in a future update.</text:p>
      <text:p text:style-name="Standard">Enter XMPlay's Options screen.</text:p>
      <text:p text:style-name="Standard">Click DSP</text:p>
      <text:p text:style-name="Standard">click on the 'Plugins' drop down menu.</text:p>
      <text:p text:style-name="Standard"><text:soft-page-break/>Click 'WVS client. ...'</text:p>
      <text:p text:style-name="Standard">Click Add. Do not click 'Remove' or bad things will happen.</text:p>
      <text:p text:style-name="Standard">These <text:s/>steps must be performed each time XMPlay is loaded.</text:p>
      <text:p text:style-name="Standard">Search the XMPlay forum for the latest beta version of xmplay.exe</text:p>
      <text:p text:style-name="Standard"/>
      <text:p text:style-name="Standard"/>
      <text:p text:style-name="Standard"/>
      <text:p text:style-name="Standard">Operating WVS:</text:p>
      <text:p text:style-name="Standard"/>
      <text:p text:style-name="Standard"><text:s/>Global keys: These keys are functional from any page.</text:p>
      <text:p text:style-name="Standard">Soft key 1: Go to previous page (applet).</text:p>
      <text:p text:style-name="Standard">Soft key 2: Go to next page (applet).</text:p>
      <text:p text:style-name="Standard">Holding Left-Shift + Wheel adjusts volume.</text:p>
      <text:p text:style-name="Standard">Control + Soft key 2: Toggle Dancinglights on and off.</text:p>
      <text:p text:style-name="Standard">Left Alt + Soft key 1: Go directly to default page.</text:p>
      <text:p text:style-name="Standard">Soft keys 1 and 4: Exit WVS.</text:p>
      <text:p text:style-name="Standard"/>
      <text:p text:style-name="Standard"/>
      <text:p text:style-name="Standard">By default the following pages are disabled: Mystify, Ping, RSS, ATI Tray Tools, µTorrent.</text:p>
      <text:p text:style-name="Standard">Use the config page to enable. Rememeber to save this or any other change.</text:p>
      <text:p text:style-name="Standard"/>
      <text:p text:style-name="Standard"/>
      <text:p text:style-name="Standard"><text:s/>Media player (also known as 'Title') page: Displays audio graphs, track title, general track info, etc..</text:p>
      <text:p text:style-name="Standard">Soft key 3: Switch between the various audio graph displays modes.</text:p>
      <text:p text:style-name="Standard"><text:s/>Mode:</text:p>
      <text:p text:style-name="Standard"><text:s/><text:tab/>(1) Spectrum - 1 pixel width columns.</text:p>
      <text:p text:style-name="Standard"><text:tab/>(2) Spectrum - 4 pixel width columns with 1 pixel space.</text:p>
      <text:p text:style-name="Standard"><text:tab/>(3) Oscilloscope - 1 pixel deep.</text:p>
      <text:p text:style-name="Standard"><text:tab/>(4) Oscilloscope - 2 pixel deep, easier to see than 3.</text:p>
      <text:p text:style-name="Standard"><text:tab/>(5) Oscilloscope - 4 pixel point blocks.</text:p>
      <text:p text:style-name="Standard"><text:tab/>(5) Two channel VU - top is left channel, bottom is right channel.</text:p>
      <text:p text:style-name="Standard"><text:tab/>(6) Off.</text:p>
      <text:p text:style-name="Standard"/>
      <text:p text:style-name="Standard">Press Soft key 4 once to enter track seek mode, denoted by the bottom right '&lt;&gt;' icon.</text:p>
      <text:p text:style-name="Standard">Use volume wheel to skip through track. Skip time is set in the config page.</text:p>
      <text:p text:style-name="Standard"/>
      <text:p text:style-name="Standard">Press Soft key 4 a second time to enter the Dancinglights (blinking lights) bandwidth calibration mode,</text:p>
      <text:p text:style-name="Standard">as denoted by the two vertical bars and the box with two numbers. This should only be used in conjunction with graph display 1 (1 pixel spectrum).</text:p>
      <text:p text:style-name="Standard">Each bar represents a frequency cut-off point which as a whole forms a band pass filter.</text:p>
      <text:p text:style-name="Standard">Left bar represents the lower frequency cut-off with the actual frequency displayed on the left, right is upper cutoff point and its frequency is displayed to the right.</text:p>
      <text:p text:style-name="Standard">In other words, this mode sets how the lights flash in response to the audio. Much like an Equaliser, adjust to your taste.</text:p>
      <text:p text:style-name="Standard">Use the wheel to move the band, hold left and right control to adjust lower and upper band respectively.</text:p>
      <text:p text:style-name="Standard">The settings are saved in the config as 'Lower BW limit' and 'Upper BW limit'.</text:p>
      <text:p text:style-name="Standard"/>
      <text:p text:style-name="Standard">Hold Right-Shift (RShift) to enter Hitlist config mode. Hitlist is an internal and user configurable playlist.</text:p>
      <text:p text:style-name="Standard"><text:soft-page-break/>This will create an overlay on top of the graph which will display 'Hate it 1 Like it'.</text:p>
      <text:p text:style-name="Standard">The internal Hitlist is actually a UTF8 encoded file named 'hitlistX(X = 1 to 9).m3u8' which is saved in the wvs.exe directory.</text:p>
      <text:p text:style-name="Standard">Nine hitlists are available to use. Currently selected Hitlist is denoted by the centre digit within the overlay.</text:p>
      <text:p text:style-name="Standard">eg, 'Hate it 3 Like it' refers to hitlist number 3 with the filename 'hitlist3.m3u8'.</text:p>
      <text:p text:style-name="Standard">Use wheel to select hitlist.</text:p>
      <text:p text:style-name="Standard">Soft key 3 ('Hate it') searches and removes currently playing track from list.</text:p>
      <text:p text:style-name="Standard">Soft key 4 ('Like it') adds currently playing track (its complete path) to end of list. Duplicates are prevented.</text:p>
      <text:p text:style-name="Standard">There is a separate page dedicated to displaying and playing the contents of the Hitlist.</text:p>
      <text:p text:style-name="Standard">Unless you're familar with UTF8 encoding it is important that you do not manually edit this file.</text:p>
      <text:p text:style-name="Standard"/>
      <text:p text:style-name="Standard">Control + Soft Key 1 selects which of the three volume controls the wheel should adjust.</text:p>
      <text:p text:style-name="Standard">Options are: Master, Wave out and Media player volume.</text:p>
      <text:p text:style-name="Standard"/>
      <text:p text:style-name="Standard">Alt + Softkey 4 can be used to switch between Big5 and GBK encoding.</text:p>
      <text:p text:style-name="Standard"/>
      <text:p text:style-name="Standard"/>
      <text:p text:style-name="Standard"/>
      <text:p text:style-name="Standard"><text:s/>Meta tag (Id3v2) page: Displays ID3v2 tags from tracks on the playlist.</text:p>
      <text:p text:style-name="Standard">WVS requests and displays the following tags sourced from the media player: </text:p>
      <text:p text:style-name="Standard">"Title, Artist, Album, Track, Year, Genre, Comment, Length, Bitrate, </text:p>
      <text:p text:style-name="Standard">SRate, Stereo, VBR, BPM, Gain, AlbumGain, Encoder, AlbumArtist, </text:p>
      <text:p text:style-name="Standard">OriginalArtist, Disc, Remixer, Media, Lyricist, Subtitle, Mood, </text:p>
      <text:p text:style-name="Standard">Key, Composer, Conductor, Publisher, Copyright and URL"</text:p>
      <text:p text:style-name="Standard">If available the complete path of the track will be displayed last.</text:p>
      <text:p text:style-name="Standard">Tag is displayed on the left followed by a colon ':' then the returned meta string, if any.</text:p>
      <text:p text:style-name="Standard">Fonts can be selected via Control + Softkey 3.</text:p>
      <text:p text:style-name="Standard">Available fonts are: 5x7, 7x6, 8x8, 8x9, 10x12, 14x16 and 18x18. Both 14x16 and 18x18 contain Chinese, Japanese and Korean (CJK) glyphs.</text:p>
      <text:p text:style-name="Standard"/>
      <text:p text:style-name="Standard">Use volume to navigate through the tags, hold Right-Shift to cycle through the playlist.</text:p>
      <text:p text:style-name="Standard">Current track can be played by pressing Soft key 3, which also resets the playlist position.</text:p>
      <text:p text:style-name="Standard"/>
      <text:p text:style-name="Standard"/>
      <text:p text:style-name="Standard"/>
      <text:p text:style-name="Standard"><text:s/>Playlist: Displays the Media players playlist.</text:p>
      <text:p text:style-name="Standard">Use wheel to cycle through list.</text:p>
      <text:p text:style-name="Standard">Hold Right-Shift while using wheel to skip 'n' percent tracks. Percentage value is set in the config screen.</text:p>
      <text:p text:style-name="Standard">Currently playing track is highlighted between '&gt;&gt;' and '&lt;&lt;'.</text:p>
      <text:p text:style-name="Standard">Softkey 3 toggles play state (Pause), but only if "Handle Media Keys" is enabled.</text:p>
      <text:p text:style-name="Standard">Softkey 4 toggles track number on and off.</text:p>
      <text:p text:style-name="Standard">Control + Softkey 4: Flush string cache.</text:p>
      <text:p text:style-name="Standard">To play the selected track use Soft key 3.</text:p>
      <text:p text:style-name="Standard">Alt + Softkey 4 can now be used to switch between Big5 and GBK encoding.</text:p>
      <text:p text:style-name="Standard">Font can be selected via Control + Softkey 3.</text:p>
      <text:p text:style-name="Standard">Available fonts are: 5x7, 7x6, 8x8, 8x9, 10x12, 14x16 and 18x18.</text:p>
      <text:p text:style-name="Standard">14x16 and 18x18 are the only two that contain Asian glyphs.</text:p>
      <text:p text:style-name="Standard"/>
      <text:p text:style-name="Standard"/>
      <text:p text:style-name="Standard"><text:soft-page-break/></text:p>
      <text:p text:style-name="Standard"><text:s/>Hitlist: Displays contents of the selected Hitlist file.</text:p>
      <text:p text:style-name="Standard">Use wheel to cycle through list.</text:p>
      <text:p text:style-name="Standard">Hold Right-Shift while using wheel to skip 'n' percent tracks</text:p>
      <text:p text:style-name="Standard">Use Alt+Soft key 3 to removed highlighted track from hitlist file.</text:p>
      <text:p text:style-name="Standard">Use Shift+Soft key 3 to add highlighted entry to the media players playlist.</text:p>
      <text:p text:style-name="Standard">To play highlighted track use Soft key 3.</text:p>
      <text:p text:style-name="Standard">Soft key 4 toggles track number display.</text:p>
      <text:p text:style-name="Standard">Font can be selected via Control + Softkey 3.</text:p>
      <text:p text:style-name="Standard">Available fonts are: 5x7, 7x6, 8x8, 8x9, 10x12, 14x16 and 18x18.</text:p>
      <text:p text:style-name="Standard"/>
      <text:p text:style-name="Standard"/>
      <text:p text:style-name="Standard"/>
      <text:p text:style-name="Standard"><text:s/>Equalizer: Displays the media players internal EQ states.</text:p>
      <text:p text:style-name="Standard">Currently only available under Winamp.</text:p>
      <text:p text:style-name="Standard">Soft key 3 and 4 or Wheel+Right-Shift: Select column to adjust.</text:p>
      <text:p text:style-name="Standard">Wheel adjust selected column.</text:p>
      <text:p text:style-name="Standard"/>
      <text:p text:style-name="Standard"/>
      <text:p text:style-name="Standard"/>
      <text:p text:style-name="Standard"><text:s/>Lyrics: Displays song lyrics via MiniLyrics sourced .lrc data files.</text:p>
      <text:p text:style-name="Standard">Control + Soft key 4: Reload/search for lyric file.</text:p>
      <text:p text:style-name="Standard">Control + Wheel: Adjust per track time stamp offset by 250ms.</text:p>
      <text:p text:style-name="Standard">Soft key 4: Reset above stamp adjustment.</text:p>
      <text:p text:style-name="Standard">Soft key 3: Switch between tag and lyric screen.</text:p>
      <text:p text:style-name="Standard"/>
      <text:p text:style-name="Standard">As with the Fraps overlay, the Lyrics page must be enabled to enable the lyrics overlay on to the main page.</text:p>
      <text:p text:style-name="Standard">MiniLyrics does not need to be running for the Lyrics page to operate but it must be installed.</text:p>
      <text:p text:style-name="Standard">It is safe to remove gen_MiniLyrics.dll.</text:p>
      <text:p text:style-name="Standard"/>
      <text:p text:style-name="Standard">Setup:</text:p>
      <text:p text:style-name="Standard">Open wvs.cfg then add the below line containing the path of your lyrics folder:</text:p>
      <text:p text:style-name="Standard">lyrics_location=c:\lyrics ; this is a UTF8 formatted path</text:p>
      <text:p text:style-name="Standard"/>
      <text:p text:style-name="Standard"/>
      <text:p text:style-name="Standard"/>
      <text:p text:style-name="Standard"><text:s/>aMSN: A plug-in for the aMSN MSN client with message sending ability.</text:p>
      <text:p text:style-name="Standard">Install:</text:p>
      <text:p text:style-name="Standard">Install aMSN from http://www.amsn-project.net (tested with 0.95 and 0.97rc1).</text:p>
      <text:p text:style-name="Standard">Close aMSN if running.</text:p>
      <text:p text:style-name="Standard">Copy remote.tcl from the WVS package to the amsn/scripts/ directory, Click 'Yes' when asked to confirm file replace (over right).</text:p>
      <text:p text:style-name="Standard">Start and configure aMSN with your MSN account details.</text:p>
      <text:p text:style-name="Standard">Once configured go to Account -&gt; Preferences -&gt; Connection -&gt; Remote Connection Preferences. Tick 'Enable Remote controlling' then provide a password.</text:p>
      <text:p text:style-name="Standard">Click Save.</text:p>
      <text:p text:style-name="Standard">Open wvs.cfg with notepad.</text:p>
      <text:p text:style-name="Standard">Add the above remote control password to 'amsn_remotepassword='</text:p>
      <text:p text:style-name="Standard">Add your account (email) address to 'amsn_emailaddress='</text:p>
      <text:p text:style-name="Standard">Restart WVS.</text:p>
      <text:p text:style-name="Standard">Enable then go to the aMSN page, press Control + Soft key 3 to connect to aMSN which then <text:soft-page-break/>connects to the MSN network, if not already.</text:p>
      <text:p text:style-name="Standard"/>
      <text:p text:style-name="Standard">If all goes well you should now be looking at your on-line contacts from top to bottom.</text:p>
      <text:p text:style-name="Standard">Use the wheel to scroll the contact list.</text:p>
      <text:p text:style-name="Standard">Press Soft key 4 to switch between detailed and standard display mode.</text:p>
      <text:p text:style-name="Standard">In standard mode only the user name is displayed, which helps to reduce the clutter.</text:p>
      <text:p text:style-name="Standard"/>
      <text:p text:style-name="Standard">Description of per contact detailed mode is as such "Internal ID #: Status: User name: email address"</text:p>
      <text:p text:style-name="Standard">eg, "3: Idle: Michael: someone@hotmail.co.uk"</text:p>
      <text:p text:style-name="Standard"/>
      <text:p text:style-name="Standard">Soft key 3 is used to cycle through the various available contact lists and your Inbox.</text:p>
      <text:p text:style-name="Standard">List order:</text:p>
      <text:p text:style-name="Standard"><text:tab/>(1) On-line contact (default) list where all user chat is also displayed, including your own.</text:p>
      <text:p text:style-name="Standard"><text:tab/>(2) Same as above but in an 'IRC like' style.</text:p>
      <text:p text:style-name="Standard"><text:tab/>(3) Contact list including off-line users. These are the only users you may send messages to.</text:p>
      <text:p text:style-name="Standard"><text:tab/>(4) Reverse list. People who have added you to their list.</text:p>
      <text:p text:style-name="Standard"><text:tab/>(5) Allowed list. A list of those who are permitted to contact (MSN) you.</text:p>
      <text:p text:style-name="Standard"><text:tab/>(6) Blocked list. People you have blocked from contacting you.</text:p>
      <text:p text:style-name="Standard"><text:tab/>(7) Pending list. Those awaiting your 'add to contact list' confirmation.</text:p>
      <text:p text:style-name="Standard"><text:tab/>(8) All contacts. All of the above in a single list.</text:p>
      <text:p text:style-name="Standard"><text:tab/>(9) Inbox. Displays total number of unread mails along with the sender name and address of any mails received during the current session.</text:p>
      <text:p text:style-name="Standard"/>
      <text:p text:style-name="Standard">Applet also contains an individual display page per on-line user. This is accessible by holding Right-Shift + volume to cycle through each.</text:p>
      <text:p text:style-name="Standard">Messages can be sent to any on-line user via either of two methods:</text:p>
      <text:p text:style-name="Standard"><text:tab/>(1) In the on-line contact list screen open an edit box (IME - see below), enter the users number (from detailed mode) followed by a colon ':', type your message then hit Enter.</text:p>
      <text:p text:style-name="Standard"><text:tab/> <text:s text:c="3"/>eg, I want to send a message to "Sean" so I press Soft key 4 to find out Sean's ID number, which is 3.</text:p>
      <text:p text:style-name="Standard"><text:tab/> <text:s text:c="3"/>I enter IME mode (see below) then type "3: Hello Sean!" then I press enter.</text:p>
      <text:p text:style-name="Standard"><text:tab/> <text:s text:c="3"/>The space between ':' and 'Hello' isn't required.</text:p>
      <text:p text:style-name="Standard"><text:tab/> <text:s text:c="3"/>Sean's ID number is 3 which will remain constant throughout the current WVS connection to aMSN.</text:p>
      <text:p text:style-name="Standard"><text:tab/> <text:s text:c="3"/>ie, ID references will only change if WVS disconnects from aMSN.</text:p>
      <text:p text:style-name="Standard"><text:tab/>(2) Go to the individual page of that user (RShift + wheel), open edit box, type message then press enter.</text:p>
      <text:p text:style-name="Standard"/>
      <text:p text:style-name="Standard">It is normal for the edit box to close after pressing Enter.</text:p>
      <text:p text:style-name="Standard">Any message that could not be sent remains in the edit box buffer.</text:p>
      <text:p text:style-name="Standard">Press 'Control + /' (forward slash) to open the edit box, which is also known as an Input Method Editor (IME).</text:p>
      <text:p text:style-name="Standard">IME may also be activated by pressing 'Control + Enter', 'Control + Backspace', 'Right Control + Right Shift' and 'Control + Soft-key 4'.</text:p>
      <text:p text:style-name="Standard">IME activation key is selected in the config page and default is 'Ctrl+/'.</text:p>
      <text:p text:style-name="Standard">IME buffer is limited to 512 characters.</text:p>
      <text:p text:style-name="Standard"/>
      <text:p text:style-name="Standard"/>
      <text:p text:style-name="Standard"/>
      <text:p text:style-name="Standard"><text:s/>µTorrent: µTorrent stats via the web interface.</text:p>
      <text:p text:style-name="Standard">Soft key 3: Switch between list view, detailed view and general overview.</text:p>
      <text:p text:style-name="Standard"><text:soft-page-break/>Soft key 4: Cycle list view sort mode. Sort modes: Status, Completed, Name, Download rate, Upload rate, ETA and by Label.</text:p>
      <text:p text:style-name="Standard">Control + Soft key 3: Change font.</text:p>
      <text:p text:style-name="Standard">Contorl + Soft key 4: Toggle list view column alignment.</text:p>
      <text:p text:style-name="Standard">Right shift: Display current sort mode.</text:p>
      <text:p text:style-name="Standard"/>
      <text:p text:style-name="Standard">µTorrent setup:</text:p>
      <text:p text:style-name="Standard">In µTorrent's preferences find then enable the Web interface.</text:p>
      <text:p text:style-name="Standard">Add a username and password then below specify a port.</text:p>
      <text:p text:style-name="Standard">Open wvs.cfg with notepad, find then modify the 'µtorrent_nnnnnn' fields with the above information.</text:p>
      <text:p text:style-name="Standard">Do not enable µTorrent's guest account.</text:p>
      <text:p text:style-name="Standard"/>
      <text:p text:style-name="Standard"/>
      <text:p text:style-name="Standard"/>
      <text:p text:style-name="Standard"><text:s/>Bandwidth: Displays real-time network bandwidth usage, with a scrolling clock.</text:p>
      <text:p text:style-name="Standard">Clock display is toggled on and off via soft-key 4.</text:p>
      <text:p text:style-name="Standard">Press soft key 3 to cycle through each detected network interface, which also re-numerates on each press.</text:p>
      <text:p text:style-name="Standard">Two display mode are available; Overlapped and Split. Overlapped is the default mode.</text:p>
      <text:p text:style-name="Standard"><text:tab/>(1) Overlapped: In overlapped mode total downloaded megabytes for the selected interface is displayed on the top left corner, total uploaded megabytes can be found in the top right corner.</text:p>
      <text:p text:style-name="Standard"><text:tab/><text:tab/>Current download rate through the interface card is displayed on the lower left, in kilobytes per second, likewise total uploaded kilobytes is found in the far right.</text:p>
      <text:p text:style-name="Standard"><text:tab/><text:tab/>Graph scale (peak transfer rate) is the top middle number, in kilobytes.</text:p>
      <text:p text:style-name="Standard"><text:tab/>(2) Split: Screen is split vertically with incoming data on the left and outgoing on the right.</text:p>
      <text:p text:style-name="Standard"><text:tab/><text:tab/>Three values are displayed per dataset: Peak transfer rate, which is also used to scale the graph, total transferred (per direction) through the interface and current transfer rate.</text:p>
      <text:p text:style-name="Standard"><text:tab/><text:tab/>Incoming: Peak rate is displayed on top left with the total to its right. Current rate can be found on the bottom left.</text:p>
      <text:p text:style-name="Standard"><text:tab/><text:tab/>Outgoing: Peak rate is displayed on top right with the total to its left. Current rate is displayed on the lower right.</text:p>
      <text:p text:style-name="Standard"><text:tab/><text:tab/></text:p>
      <text:p text:style-name="Standard"/>
      <text:p text:style-name="Standard"><text:s/></text:p>
      <text:p text:style-name="Standard"><text:s/>Netstat: Displays your external IP and various other statistics similar to Window's 'netstat' console application.</text:p>
      <text:p text:style-name="Standard">This applet was created with the sole purpose of displaying open ports, connections and processes with open ports.</text:p>
      <text:p text:style-name="Standard">This allowed (me) to quickly determine which ports required forwarding for a particular application/game.</text:p>
      <text:p text:style-name="Standard">As such it displays as much information as is available without duplicating too much from the Process List page.</text:p>
      <text:p text:style-name="Standard">There are three display modes available:</text:p>
      <text:p text:style-name="Standard"><text:tab/>(1) A configurable connection (and/or port) per line in a scrollable top down view.</text:p>
      <text:p text:style-name="Standard"><text:tab/> <text:s text:c="3"/>To configure this page use volume to cycle through the options then Soft Key 4 to [de]activate.</text:p>
      <text:p text:style-name="Standard"><text:tab/>(2) A multiple page format with a single port per page. i.e., if there are 25 ports then there are 25 pages.</text:p>
      <text:p text:style-name="Standard"><text:tab/>(3) A per process top down view similar to 1.</text:p>
      <text:p text:style-name="Standard"><text:tab/> <text:s text:c="3"/>If enabled first line will display your external IP.</text:p>
      <text:p text:style-name="Standard"/>
      <text:p text:style-name="Standard"><text:soft-page-break/>Information available per port:</text:p>
      <text:p text:style-name="Standard">Protocol, Local IP:Port, Remote IP:Port (if TCP), Process ID, Module path (from PID) and Connection state.</text:p>
      <text:p text:style-name="Standard"/>
      <text:p text:style-name="Standard"/>
      <text:p text:style-name="Standard"/>
      <text:p text:style-name="Standard"><text:s/>Process list: A task manager displaying various process statistics.</text:p>
      <text:p text:style-name="Standard">Process page is split in to three separate screens.</text:p>
      <text:p text:style-name="Standard"><text:tab/>{1} Process list. One process per line, displaying module name, memory used, total threads and process ID.</text:p>
      <text:p text:style-name="Standard"><text:tab/><text:tab/>Most recently created process is topmost in the list, under lies the 2'nd last created process and so on.</text:p>
      <text:p text:style-name="Standard"><text:tab/><text:tab/>Use Volume to scroll and to highlight a process.</text:p>
      <text:p text:style-name="Standard"><text:tab/><text:tab/>Soft key 4 toggles toggles heading display on/off.</text:p>
      <text:p text:style-name="Standard"><text:tab/>(2) Per process module list. Displays all modules within a process as well as the path of the process. </text:p>
      <text:p text:style-name="Standard"><text:tab/><text:tab/>Process index, PID, Total threads and module name.</text:p>
      <text:p text:style-name="Standard"><text:tab/><text:tab/>Volume function is indicated by the arrow in the top right corner. 'Left' means volume cycles process list, 'Down' indicates volume cycles module list.</text:p>
      <text:p text:style-name="Standard"><text:tab/><text:tab/>Use volume to cycle through the process list (a left arrow is displayed), displaying the modules in each.</text:p>
      <text:p text:style-name="Standard"><text:tab/><text:tab/>Or press Soft key 4 to toggle module cycling (a down arrow is displayed).</text:p>
      <text:p text:style-name="Standard"><text:tab/>(3) Per process memory stats. Functions similar to module list.</text:p>
      <text:p text:style-name="Standard"><text:tab/><text:tab/>Displays Mem usage, Peak mem usage, Page faults, paged pool usage, peak paged pool usage, non paged pool usage, peak paged pool usage.</text:p>
      <text:p text:style-name="Standard"><text:tab/><text:tab/></text:p>
      <text:p text:style-name="Standard">At any point a process may be terminated by pressing Control + Soft key 3.</text:p>
      <text:p text:style-name="Standard"/>
      <text:p text:style-name="Standard"/>
      <text:p text:style-name="Standard"/>
      <text:p text:style-name="Standard"><text:s/>System info:</text:p>
      <text:p text:style-name="Standard">Displays free disk space of each drive, CPU usage, OS uptime and a few memory stats.</text:p>
      <text:p text:style-name="Standard"/>
      <text:p text:style-name="Standard"/>
      <text:p text:style-name="Standard"/>
      <text:p text:style-name="Standard"><text:s/>Ati Tray Tools (v1.2.6):</text:p>
      <text:p text:style-name="Standard">Displays GPU and environment temp, FPS, AA &amp; AF settings, GPU &amp; memory frequency and fan speed.</text:p>
      <text:p text:style-name="Standard">For this to function OSD must be enabled within the AtiTT options, refer to Ati Tray Tools for details on this.</text:p>
      <text:p text:style-name="Standard"/>
      <text:p text:style-name="Standard"/>
      <text:p text:style-name="Standard"/>
      <text:p text:style-name="Standard"><text:s/>RSS: Downloads and displays an RSS 2.0 feed.</text:p>
      <text:p text:style-name="Standard">Pause scrolling with Soft key 3.</text:p>
      <text:p text:style-name="Standard">Use soft key 4 to update feed.</text:p>
      <text:p text:style-name="Standard">Use volume to seek through stream. Right Shift + volume to fast forward/rewind.</text:p>
      <text:p text:style-name="Standard">Feed is automatically updated every 600 seconds.</text:p>
      <text:p text:style-name="Standard">Add feed URL to wvs.cfg.</text:p>
      <text:p text:style-name="Standard"/>
      <text:p text:style-name="Standard"/>
      <text:p text:style-name="Standard"/>
      <text:p text:style-name="Standard"><text:soft-page-break/><text:s/>Ping: Displays a graph of ICMP echo's.</text:p>
      <text:p text:style-name="Standard">Add address to ping to wvs.cfg.</text:p>
      <text:p text:style-name="Standard">Use dot notation only. Ie, '127.0.0.1' is acceptable, 'localhost' is not.</text:p>
      <text:p text:style-name="Standard"/>
      <text:p text:style-name="Standard"/>
      <text:p text:style-name="Standard"/>
      <text:p text:style-name="Standard"><text:s/>Fraps: Displays FPS and module name.</text:p>
      <text:p text:style-name="Standard">Fraps must be running before WVS/media player is started.</text:p>
      <text:p text:style-name="Standard">It is possible to overlay the FPS on to any other page. To do so, overlay must be enabled in the config page.</text:p>
      <text:p text:style-name="Standard"/>
      <text:p text:style-name="Standard"/>
      <text:p text:style-name="Standard"/>
      <text:p text:style-name="Standard"><text:s/>Calendar: Displays date and time.</text:p>
      <text:p text:style-name="Standard">Use volume to select month.</text:p>
      <text:p text:style-name="Standard">Soft key 4 returns to current date.</text:p>
      <text:p text:style-name="Standard"/>
      <text:p text:style-name="Standard"/>
      <text:p text:style-name="Standard"/>
      <text:p text:style-name="Standard"><text:s/>Config:</text:p>
      <text:p text:style-name="Standard">Config settings are grouped together in to pages. A page is opened and closed by pressing soft key 3 on its highlighted title.</text:p>
      <text:p text:style-name="Standard">Volume is used navigate through the various options and settings.</text:p>
      <text:p text:style-name="Standard">Soft key 3 switches between config option and its setting (left and right column). Use volume to adjust setting.</text:p>
      <text:p text:style-name="Standard">Soft key 4 applies all changes made.</text:p>
      <text:p text:style-name="Standard">Only settings within this page are saved.</text:p>
      <text:p text:style-name="Standard"/>
      <text:p text:style-name="Standard">To save your settings:</text:p>
      <text:p text:style-name="Standard">Navigate to the bottom of the config screen to the 'General' page then to the 'Profile' option.</text:p>
      <text:p text:style-name="Standard">Select the 'Save now' option.</text:p>
      <text:p text:style-name="Standard">Press Soft key 4 to apply this change.</text:p>
      <text:p text:style-name="Standard">Settings are now saved in profile.cfg.</text:p>
      <text:p text:style-name="Standard"/>
      <text:p text:style-name="Standard"/>
      <text:p text:style-name="Standard"/>
      <text:p text:style-name="Standard"/>
      <text:p text:style-name="Standard">Troubleshooting:</text:p>
      <text:p text:style-name="Standard">WVS employs a client-server architecture to communicate data between the client (wvs.exe/gen_wvs/xmp-wvsclient) and the media player.</text:p>
      <text:p text:style-name="Standard">As WVS employs a UDP socket (43675) for this communication, your Firewall and/or Anti-Virus program may perceive WVS as a threat.</text:p>
      <text:p text:style-name="Standard">Which, depending on your configuration, may terminate the WVS/media player process.</text:p>
      <text:p text:style-name="Standard">Reconfigure or disable either or both the Firewall and Anti-Virus program to prevent this from occurring.</text:p>
      <text:p text:style-name="Standard"/>
      <text:p text:style-name="Standard">Why wvs.exe, Sockets and why this complicated?</text:p>
      <text:p text:style-name="Standard">WVS after 0.30.4 was designed to operate independently of the media player and with the ability to remotely control that player through the keyboard.</text:p>
      <text:p text:style-name="Standard">What this allows you to do is to run Winamp(or whatever) on you home theatre set-up in one room whilst controlling the lot from the machine in the next room(or wherever).</text:p>
      <text:p text:style-name="Standard">I've tested this, it does work.</text:p>
      <text:p text:style-name="Standard"><text:soft-page-break/></text:p>
      <text:p text:style-name="Standard">Getting unwanted "No disk in Drive A:" messages?</text:p>
      <text:p text:style-name="Standard">This is due to the Sysinfo page scanning free space of removable drives.</text:p>
      <text:p text:style-name="Standard">To disable set "List removable drives" to "No" in the 'System info' section of the Config page.</text:p>
      <text:p text:style-name="Standard">Save then restart.</text:p>
      <text:p text:style-name="Standard"/>
      <text:p text:style-name="Standard">To use WVS without the media player functionality: (Does not apply to the installers - wvs_xxxx.setup.exe)</text:p>
      <text:p text:style-name="Standard">In the Config page disable the following pages: Meta, Media player, Playlist, Hitlist and EQ.</text:p>
      <text:p text:style-name="Standard">In the General section set "Wait for player" to "No"</text:p>
      <text:p text:style-name="Standard">Save then restart.</text:p>
      <text:p text:style-name="Standard"/>
      <text:p text:style-name="Standard">To run WVS without waiting for the player: (default behaviour)</text:p>
      <text:p text:style-name="Standard">In the Config page -&gt; General section set "Wait for player" to "No"</text:p>
      <text:p text:style-name="Standard">Save then restart.</text:p>
      <text:p text:style-name="Standard">WVS will auto detect player once its been started.</text:p>
      <text:p text:style-name="Standard"/>
      <text:p text:style-name="Standard">MS Windows Vista.</text:p>
      <text:p text:style-name="Standard">To fix the volume control issue set wvs.exe/media player in to 'Windows XP compatibility mode'.</text:p>
      <text:p text:style-name="Standard"/>
      <text:p text:style-name="Standard">WVS starts and then quickly closes or appears to crash.</text:p>
      <text:p text:style-name="Standard">Thats a symptom of an over-reactive Anti-Virus and/or Firewall protection scheme.</text:p>
      <text:p text:style-name="Standard">Add WVS to the "I'm a good guy" filter.</text:p>
      <text:p text:style-name="Standard"/>
      <text:p text:style-name="Standard"/>
      <text:p text:style-name="Standard"/>
      <text:p text:style-name="Standard">WVS, for your every LCD need:</text:p>
      <text:p text:style-name="Standard">http://mylcd.sourceforge.net</text:p>
      <text:p text:style-name="Standard"/>
      <text:p text:style-name="Standard">WVS support thread:</text:p>
      <text:p text:style-name="Standard">http://www.g15forums.com/forum/showthread.php?t=3916</text:p>
      <text:p text:style-name="Standard"/>
      <text:p text:style-name="Standard">Supported media players:</text:p>
      <text:p text:style-name="Standard">MediaMonkey<text:tab/>http://www.mediamonkey.com</text:p>
      <text:p text:style-name="Standard">XMPlay<text:tab/><text:tab/>http://www.un4seen.com</text:p>
      <text:p text:style-name="Standard">Winamp<text:tab/><text:tab/>http://www.winamp.com</text:p>
      <text:p text:style-name="Standard">AIMP<text:tab/><text:tab/>http://www.aimp.ru</text:p>
      <text:p text:style-name="Standard"/>
      <text:p text:style-name="Standard">NSIS installer used by WVS:</text:p>
      <text:p text:style-name="Standard">http://nsis.sourceforge.net/</text:p>
      <text:p text:style-name="Standard"/>
      <text:p text:style-name="Standard">WVS 0.30.4 in action:</text:p>
      <text:p text:style-name="Standard">http://www.youtube.com/watch?v=3ELEeO2wqk8</text:p>
      <text:p text:style-name="Standard"/>
      <text:p text:style-name="Standard">WVS on a 320x240 Sed1335 controlled LCD.</text:p>
      <text:p text:style-name="Standard">http://mylcd.sourceforge.net/wvs_images/</text:p>
      <text:p text:style-name="Standard"/>
      <text:p text:style-name="Standard">WVS on the G15:</text:p>
      <text:p text:style-name="Standard">http://mylcd.sourceforge.net/images/g15_wvs1.jpg</text:p>
      <text:p text:style-name="Standard">http://mylcd.sourceforge.net/images/g15_wvs2.jpg</text:p>
      <text:p text:style-name="Standard"/>
      <text:p text:style-name="Standard"/>
      <text:p text:style-name="Standard"><text:soft-page-break/>WVS:</text:p>
      <text:p text:style-name="Standard">Written by Michael McElligott.</text:p>
      <text:p text:style-name="Standard"/>
      <text:p text:style-name="Standard">Credits and a thank you to..</text:p>
      <text:p text:style-name="Standard">NSIS installer by Alex Pytte.</text:p>
      <text:p text:style-name="Standard">Calendar code submitted by Hung Ki, updated and maintained by Michael McElligott.</text:p>
      <text:p text:style-name="Standard">Mystify code submitted by Hung Ki, updated and maintained by Michael McElligott.</text:p>
      <text:p text:style-name="Standard">Particles originally by Camilla Berglund (GLFW). Heavily modified and updated by Michael McElligott.</text:p>
      <text:p text:style-name="Standard">WVS testing, assistance, ideas, .ico icons, support, video and PDF manual by Chris "Interceptor One" Morley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4-29T08:40:13</meta:creation-date>
    <dc:date>2008-04-29T09:49:34</dc:date>
    <meta:editing-cycles>4</meta:editing-cycles>
    <meta:editing-duration>PT15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305" meta:word-count="3360" meta:character-count="19894"/>
  </office:meta>
</office:document-meta>
</file>